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80000000802EEBA641E5C2C2F2.png" manifest:media-type="image/png"/>
  <manifest:file-entry manifest:full-path="Pictures/1000020100000080000000808E7C39DAFD19529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914cm" fo:margin-left="0.053cm" fo:margin-right="0.499cm" fo:break-before="page" table:align="margins"/>
    </style:style>
    <style:style style:name="Tabella1.A" style:family="table-column">
      <style:table-column-properties style:column-width="4.789cm" style:rel-column-width="2715*"/>
    </style:style>
    <style:style style:name="Tabella1.B" style:family="table-column">
      <style:table-column-properties style:column-width="0.794cm" style:rel-column-width="450*"/>
    </style:style>
    <style:style style:name="Tabella1.C" style:family="table-column">
      <style:table-column-properties style:column-width="6.006cm" style:rel-column-width="3405*"/>
    </style:style>
    <style:style style:name="Tabella1.D" style:family="table-column">
      <style:table-column-properties style:column-width="0.82cm" style:rel-column-width="465*"/>
    </style:style>
    <style:style style:name="Tabella1.E" style:family="table-column">
      <style:table-column-properties style:column-width="2.196cm" style:rel-column-width="1245*"/>
    </style:style>
    <style:style style:name="Tabella1.F" style:family="table-column">
      <style:table-column-properties style:column-width="3.309cm" style:rel-column-width="1876*"/>
    </style:style>
    <style:style style:name="Tabella1.A1" style:family="table-cell">
      <style:table-cell-properties fo:padding="0cm" fo:border="none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able_20_Contents">
      <style:text-properties officeooo:rsid="000c2686" officeooo:paragraph-rsid="000c2686"/>
    </style:style>
    <style:style style:name="P3" style:family="paragraph" style:parent-style-name="Table_20_Contents">
      <style:text-properties officeooo:rsid="000c2686" officeooo:paragraph-rsid="001dd033"/>
    </style:style>
    <style:style style:name="P4" style:family="paragraph" style:parent-style-name="Table_20_Contents">
      <style:text-properties officeooo:paragraph-rsid="001dd033"/>
    </style:style>
    <style:style style:name="P5" style:family="paragraph" style:parent-style-name="Table_20_Contents">
      <style:text-properties officeooo:rsid="000e3e7e" officeooo:paragraph-rsid="000e3e7e"/>
    </style:style>
    <style:style style:name="P6" style:family="paragraph" style:parent-style-name="Table_20_Contents">
      <style:text-properties officeooo:rsid="001920ce" officeooo:paragraph-rsid="001920ce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text-properties fo:language="it" fo:country="IT" fo:font-weight="bold" officeooo:rsid="002765d1" officeooo:paragraph-rsid="002765d1" style:font-weight-asian="bold" style:font-weight-complex="bold"/>
    </style:style>
    <style:style style:name="P9" style:family="paragraph" style:parent-style-name="Table_20_Contents">
      <style:text-properties fo:language="it" fo:country="IT" fo:font-weight="bold" officeooo:rsid="0027d509" officeooo:paragraph-rsid="0027d509" style:font-weight-asian="bold" style:font-weight-complex="bold"/>
    </style:style>
    <style:style style:name="P10" style:family="paragraph" style:parent-style-name="Table_20_Contents">
      <style:text-properties fo:language="it" fo:country="IT" officeooo:rsid="003143e5" officeooo:paragraph-rsid="003143e5"/>
    </style:style>
    <style:style style:name="P11" style:family="paragraph" style:parent-style-name="Table_20_Contents">
      <style:text-properties officeooo:rsid="00092679" officeooo:paragraph-rsid="00092679"/>
    </style:style>
    <style:style style:name="P12" style:family="paragraph" style:parent-style-name="Table_20_Contents">
      <style:text-properties officeooo:rsid="000adb66" officeooo:paragraph-rsid="0032597f"/>
    </style:style>
    <style:style style:name="P13" style:family="paragraph" style:parent-style-name="Table_20_Contents">
      <style:text-properties officeooo:rsid="001d9409" officeooo:paragraph-rsid="001d9409"/>
    </style:style>
    <style:style style:name="P14" style:family="paragraph" style:parent-style-name="Table_20_Contents">
      <style:paragraph-properties fo:margin-left="0cm" fo:margin-right="0.127cm" fo:text-indent="0cm" style:auto-text-indent="false"/>
    </style:style>
    <style:style style:name="P15" style:family="paragraph" style:parent-style-name="Text_20_body">
      <style:text-properties officeooo:paragraph-rsid="00273d25"/>
    </style:style>
    <style:style style:name="P16" style:family="paragraph" style:parent-style-name="Text_20_body">
      <style:text-properties officeooo:paragraph-rsid="002ad385"/>
    </style:style>
    <style:style style:name="P17" style:family="paragraph" style:parent-style-name="Text_20_body">
      <style:text-properties officeooo:paragraph-rsid="000e3e7e"/>
    </style:style>
    <style:style style:name="P18" style:family="paragraph" style:parent-style-name="Text_20_body">
      <style:text-properties officeooo:paragraph-rsid="001b197d"/>
    </style:style>
    <style:style style:name="P19" style:family="paragraph" style:parent-style-name="Text_20_body">
      <style:text-properties officeooo:paragraph-rsid="001bec46"/>
    </style:style>
    <style:style style:name="P20" style:family="paragraph" style:parent-style-name="Heading_20_4">
      <style:text-properties officeooo:rsid="00273d25" officeooo:paragraph-rsid="00273d25"/>
    </style:style>
    <style:style style:name="P21" style:family="paragraph" style:parent-style-name="Heading_20_4">
      <style:text-properties fo:language="it" fo:country="IT" officeooo:rsid="002765d1" officeooo:paragraph-rsid="002765d1"/>
    </style:style>
    <style:style style:name="P22" style:family="paragraph" style:parent-style-name="Heading_20_4">
      <style:text-properties fo:language="it" fo:country="IT" officeooo:rsid="0029f9d8" officeooo:paragraph-rsid="0029f9d8"/>
    </style:style>
    <style:style style:name="P23" style:family="paragraph" style:parent-style-name="Heading_20_4">
      <style:text-properties officeooo:paragraph-rsid="0029f9d8"/>
    </style:style>
    <style:style style:name="P24" style:family="paragraph" style:parent-style-name="Heading_20_4">
      <style:text-properties fo:language="de" fo:country="DE" officeooo:rsid="002ad385" officeooo:paragraph-rsid="002ad385"/>
    </style:style>
    <style:style style:name="P25" style:family="paragraph" style:parent-style-name="Heading_20_3">
      <style:text-properties officeooo:rsid="00092679" officeooo:paragraph-rsid="00092679"/>
    </style:style>
    <style:style style:name="P26" style:family="paragraph" style:parent-style-name="Heading_20_3">
      <style:text-properties officeooo:paragraph-rsid="000e3e7e"/>
    </style:style>
    <style:style style:name="P27" style:family="paragraph" style:parent-style-name="Heading_20_3">
      <style:text-properties officeooo:rsid="000e3e7e" officeooo:paragraph-rsid="000e3e7e"/>
    </style:style>
    <style:style style:name="P28" style:family="paragraph" style:parent-style-name="Heading_20_3">
      <style:text-properties officeooo:rsid="000e3e7e" officeooo:paragraph-rsid="001b197d"/>
    </style:style>
    <style:style style:name="P29" style:family="paragraph" style:parent-style-name="Heading_20_3">
      <style:text-properties officeooo:rsid="000e3e7e" officeooo:paragraph-rsid="001bec46"/>
    </style:style>
    <style:style style:name="P30" style:family="paragraph" style:parent-style-name="Heading_20_3">
      <style:text-properties officeooo:rsid="000e3e7e" officeooo:paragraph-rsid="00273d25"/>
    </style:style>
    <style:style style:name="P31" style:family="paragraph" style:parent-style-name="Heading_20_3">
      <style:text-properties officeooo:rsid="001bec46" officeooo:paragraph-rsid="001bec46"/>
    </style:style>
    <style:style style:name="P32" style:family="paragraph" style:parent-style-name="Heading_20_3">
      <style:text-properties officeooo:rsid="00273d25" officeooo:paragraph-rsid="00273d25"/>
    </style:style>
    <style:style style:name="P33" style:family="paragraph" style:parent-style-name="Heading_20_3">
      <style:text-properties officeooo:rsid="00273d25" officeooo:paragraph-rsid="002765d1"/>
    </style:style>
    <style:style style:name="P34" style:family="paragraph" style:parent-style-name="Heading_20_3">
      <style:text-properties officeooo:rsid="00273d25" officeooo:paragraph-rsid="002ef93e"/>
    </style:style>
    <style:style style:name="P35" style:family="paragraph" style:parent-style-name="Heading_20_3">
      <style:text-properties fo:language="de" fo:country="DE" officeooo:rsid="002ad385" officeooo:paragraph-rsid="002ad385"/>
    </style:style>
    <style:style style:name="P36" style:family="paragraph" style:parent-style-name="Heading_20_3">
      <style:text-properties fo:language="it" fo:country="IT" officeooo:rsid="003143e5" officeooo:paragraph-rsid="003143e5"/>
    </style:style>
    <style:style style:name="P37" style:family="paragraph" style:parent-style-name="Heading">
      <style:paragraph-properties fo:margin-top="0cm" fo:margin-bottom="0.203cm" loext:contextual-spacing="false" fo:line-height="100%" fo:text-align="start" style:justify-single-word="false" fo:padding="0cm" fo:border="none" style:shadow="none" fo:keep-with-next="always" style:join-border="true"/>
      <style:text-properties style:font-name="DejaVu Sans1" fo:font-weight="bold" officeooo:rsid="00092679" officeooo:paragraph-rsid="00092679" style:font-name-asian="Microsoft YaHei" style:font-name-complex="Mangal"/>
    </style:style>
    <style:style style:name="P38" style:family="paragraph" style:parent-style-name="Standard">
      <style:text-properties fo:language="it" fo:country="IT" officeooo:rsid="00301581" officeooo:paragraph-rsid="00301581"/>
    </style:style>
    <style:style style:name="T1" style:family="text">
      <style:text-properties officeooo:rsid="00092679"/>
    </style:style>
    <style:style style:name="T2" style:family="text">
      <style:text-properties fo:font-variant="normal" fo:text-transform="none" fo:color="#636363" style:font-name="Source Sans Pro" fo:font-size="12pt" fo:letter-spacing="normal" fo:font-style="normal" fo:font-weight="normal" officeooo:rsid="000adb66" style:font-weight-asian="bold" style:font-weight-complex="bold"/>
    </style:style>
    <style:style style:name="T3" style:family="text">
      <style:text-properties fo:font-variant="normal" fo:text-transform="none" fo:color="#636363" style:font-name="Source Sans Pro" fo:font-size="12pt" fo:letter-spacing="normal" fo:font-style="normal" fo:font-weight="normal" officeooo:rsid="000c2686" style:font-weight-asian="bold" style:font-weight-complex="bold"/>
    </style:style>
    <style:style style:name="T4" style:family="text">
      <style:text-properties fo:font-variant="normal" fo:text-transform="none" fo:color="#636363" style:font-name="Source Sans Pro" fo:font-size="12pt" fo:letter-spacing="normal" fo:font-style="normal" fo:font-weight="normal" officeooo:rsid="000e3e7e" style:font-weight-asian="bold" style:font-weight-complex="bold"/>
    </style:style>
    <style:style style:name="T5" style:family="text">
      <style:text-properties fo:font-variant="normal" fo:text-transform="none" fo:color="#636363" style:font-name="Source Sans Pro" fo:font-size="12pt" fo:letter-spacing="normal" fo:font-style="normal" fo:font-weight="normal" officeooo:rsid="000f7632" style:font-weight-asian="bold" style:font-weight-complex="bold"/>
    </style:style>
    <style:style style:name="T6" style:family="text">
      <style:text-properties fo:font-variant="normal" fo:text-transform="none" fo:color="#636363" style:font-name="Source Sans Pro" fo:font-size="12pt" fo:letter-spacing="normal" fo:font-style="normal" fo:font-weight="normal" officeooo:rsid="0010e0c1" style:font-weight-asian="bold" style:font-weight-complex="bold"/>
    </style:style>
    <style:style style:name="T7" style:family="text">
      <style:text-properties fo:font-variant="normal" fo:text-transform="none" fo:color="#636363" style:font-name="Source Sans Pro" fo:font-size="12pt" fo:letter-spacing="normal" fo:font-style="normal" fo:font-weight="normal" officeooo:rsid="001b197d" style:font-weight-asian="bold" style:font-weight-complex="bold"/>
    </style:style>
    <style:style style:name="T8" style:family="text">
      <style:text-properties fo:font-variant="normal" fo:text-transform="none" fo:color="#636363" style:font-name="Source Sans Pro" fo:font-size="12pt" fo:letter-spacing="normal" fo:font-style="normal" fo:font-weight="normal" officeooo:rsid="001bec46" style:font-weight-asian="bold" style:font-weight-complex="bold"/>
    </style:style>
    <style:style style:name="T9" style:family="text">
      <style:text-properties fo:font-variant="normal" fo:text-transform="none" fo:color="#636363" style:font-name="Source Sans Pro" fo:font-size="12pt" fo:letter-spacing="normal" fo:font-style="normal" fo:font-weight="normal" officeooo:rsid="00273d25" style:font-weight-asian="bold" style:font-weight-complex="bold"/>
    </style:style>
    <style:style style:name="T10" style:family="text">
      <style:text-properties fo:font-variant="normal" fo:text-transform="none" fo:color="#636363" style:font-name="Source Sans Pro" fo:font-size="12pt" fo:letter-spacing="normal" fo:language="it" fo:country="IT" fo:font-style="normal" fo:font-weight="normal" officeooo:rsid="002765d1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0e3e7e" style:font-weight-asian="normal" style:font-weight-complex="normal"/>
    </style:style>
    <style:style style:name="T13" style:family="text">
      <style:text-properties fo:font-weight="normal" officeooo:rsid="001b197d" style:font-weight-asian="normal" style:font-weight-complex="normal"/>
    </style:style>
    <style:style style:name="T14" style:family="text">
      <style:text-properties fo:font-size="10pt" style:font-size-asian="10pt" style:font-size-complex="10pt"/>
    </style:style>
    <style:style style:name="T15" style:family="text">
      <style:text-properties fo:font-size="10pt" officeooo:rsid="000abf7f" style:font-size-asian="10pt" style:font-size-complex="10pt"/>
    </style:style>
    <style:style style:name="T16" style:family="text">
      <style:text-properties officeooo:rsid="000adb66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0adb66" style:font-weight-asian="bold" style:font-weight-complex="bold"/>
    </style:style>
    <style:style style:name="T19" style:family="text">
      <style:text-properties fo:font-weight="bold" officeooo:rsid="000c2686" style:font-weight-asian="bold" style:font-weight-complex="bold"/>
    </style:style>
    <style:style style:name="T20" style:family="text">
      <style:text-properties fo:font-weight="bold" officeooo:rsid="000e3e7e" style:font-weight-asian="bold" style:font-weight-complex="bold"/>
    </style:style>
    <style:style style:name="T21" style:family="text">
      <style:text-properties fo:font-weight="bold" officeooo:rsid="001b197d" style:font-weight-asian="bold" style:font-weight-complex="bold"/>
    </style:style>
    <style:style style:name="T22" style:family="text">
      <style:text-properties officeooo:rsid="001d9409"/>
    </style:style>
    <style:style style:name="T23" style:family="text">
      <style:text-properties officeooo:rsid="000c2686"/>
    </style:style>
    <style:style style:name="T24" style:family="text">
      <style:text-properties officeooo:rsid="002535aa"/>
    </style:style>
    <style:style style:name="T25" style:family="text">
      <style:text-properties officeooo:rsid="00273d25"/>
    </style:style>
    <style:style style:name="T26" style:family="text">
      <style:text-properties fo:language="de" fo:country="DE" officeooo:rsid="002ad385"/>
    </style:style>
    <style:style style:name="T27" style:family="text">
      <style:text-properties fo:language="it" fo:country="IT"/>
    </style:style>
    <style:style style:name="T28" style:family="text">
      <style:text-properties fo:language="it" fo:country="IT" fo:font-weight="normal" officeooo:rsid="002765d1" style:font-weight-asian="normal" style:font-weight-complex="normal"/>
    </style:style>
    <style:style style:name="T29" style:family="text">
      <style:text-properties fo:language="it" fo:country="IT" fo:font-weight="normal" officeooo:rsid="000e3e7e" style:font-weight-asian="normal" style:font-weight-complex="normal"/>
    </style:style>
    <style:style style:name="T30" style:family="text">
      <style:text-properties fo:language="it" fo:country="IT" fo:font-weight="normal" officeooo:rsid="0029f9d8" style:font-weight-asian="normal" style:font-weight-complex="normal"/>
    </style:style>
    <style:style style:name="T31" style:family="text">
      <style:text-properties fo:language="it" fo:country="IT" fo:font-weight="bold" officeooo:rsid="002765d1" style:font-weight-asian="bold" style:font-weight-complex="bold"/>
    </style:style>
    <style:style style:name="T32" style:family="text">
      <style:text-properties fo:language="it" fo:country="IT" officeooo:rsid="0029f9d8"/>
    </style:style>
    <style:style style:name="T33" style:family="text">
      <style:text-properties fo:language="it" fo:country="IT" officeooo:rsid="002c7906"/>
    </style:style>
    <style:style style:name="T34" style:family="text">
      <style:text-properties fo:language="it" fo:country="IT" officeooo:rsid="002ef93e"/>
    </style:style>
    <style:style style:name="T35" style:family="text">
      <style:text-properties fo:language="it" fo:country="IT" officeooo:rsid="00300918"/>
    </style:style>
    <style:style style:name="T36" style:family="text">
      <style:text-properties fo:language="it" fo:country="IT" officeooo:rsid="0032597f"/>
    </style:style>
    <style:style style:name="T37" style:family="text">
      <style:text-properties officeooo:rsid="002c0dc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>
          <table:table-cell table:style-name="Tabella1.A1" table:number-columns-spanned="5" office:value-type="string">
            <text:p text:style-name="P37"><draw:frame draw:style-name="fr1" draw:name="graphics4" text:anchor-type="paragraph" svg:x="14.402cm" svg:y="0cm" svg:width="3.554cm" svg:height="3.554cm" draw:z-index="2"><draw:image xlink:href="../../../Downloads/profile_pic.jpg" xlink:type="simple" xlink:show="embed" xlink:actuate="onLoad" loext:mime-type="image/jpeg"/></draw:frame>Giovanni Canzio</text:p>
            <text:h text:style-name="Heading_20_1" text:outline-level="1">Software/Frontend Developer<text:line-break/><text:line-break/><text:span text:style-name="T14">Sociologist of Media and Communication turned into Web Developer.<text:line-break/></text:span><text:span text:style-name="T15">Everlearner, coder, retrocomputing enthusiast, amateur musician.</text:span></text:h>
          </table:table-cell>
          <table:covered-table-cell/>
          <table:covered-table-cell/>
          <table:covered-table-cell/>
          <table:covered-table-cell/>
          <table:table-cell table:style-name="Tabella1.A1" office:value-type="string">
            <text:p text:style-name="Table_20_Contents"/>
          </table:table-cell>
        </table:table-row>
        <table:table-row>
          <table:table-cell table:style-name="Tabella1.A1" table:number-columns-spanned="6" office:value-type="string">
            <text:h text:style-name="Heading_20_2" text:outline-level="2">+ CONTACT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Telephone</text:h>
          </table:table-cell>
          <table:table-cell table:style-name="Tabella1.A1" office:value-type="string">
            <text:p text:style-name="Table_20_Contents"><draw:frame draw:style-name="fr2" draw:name="graphics1" text:anchor-type="paragraph" svg:width="0.552cm" svg:height="0.552cm" draw:z-index="1"><draw:image xlink:href="Pictures/1000020100000080000000808E7C39DAFD195292.png" xlink:type="simple" xlink:show="embed" xlink:actuate="onLoad" loext:mime-type="image/png"/></draw:frame></text:p>
          </table:table-cell>
          <table:table-cell table:style-name="Tabella1.A1" office:value-type="string">
            <text:p text:style-name="Table_20_Contents">+<text:span text:style-name="T1">49 170 8921877</text:span></text:p>
          </table:table-cell>
          <table:table-cell table:style-name="Tabella1.A1" office:value-type="string">
            <text:p text:style-name="P14"/>
          </table:table-cell>
          <table:table-cell table:style-name="Tabella1.A1" table:number-columns-spanned="2" office:value-type="string">
            <text:p text:style-name="P14"/>
          </table:table-cell>
          <table:covered-table-cell/>
        </table:table-row>
        <table:table-row>
          <table:table-cell table:style-name="Tabella1.A1" office:value-type="string">
            <text:h text:style-name="Heading_20_3" text:outline-level="3">Email</text:h>
          </table:table-cell>
          <table:table-cell table:style-name="Tabella1.A1" office:value-type="string">
            <text:p text:style-name="Table_20_Contents"><draw:frame draw:style-name="fr2" draw:name="graphics3" text:anchor-type="paragraph" svg:width="0.559cm" svg:height="0.559cm" draw:z-index="0"><draw:image xlink:href="Pictures/1000020100000080000000802EEBA641E5C2C2F2.png" xlink:type="simple" xlink:show="embed" xlink:actuate="onLoad" loext:mime-type="image/png"/></draw:frame></text:p>
          </table:table-cell>
          <table:table-cell table:style-name="Tabella1.A1" table:number-columns-spanned="4" office:value-type="string">
            <text:p text:style-name="P11">giovanni.canzio@gmail.com</text:p>
          </table:table-cell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Nationality</text:h>
          </table:table-cell>
          <table:table-cell table:style-name="Tabella1.A1" table:number-columns-spanned="5" office:value-type="string">
            <text:p text:style-name="P11">Italia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5" text:outline-level="3">URL</text:h>
          </table:table-cell>
          <table:table-cell table:style-name="Tabella1.A1" table:number-columns-spanned="5" office:value-type="string">
            <text:p text:style-name="P11">http://www.giovannicanzio.com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5" text:outline-level="3">Linkedin</text:h>
          </table:table-cell>
          <table:table-cell table:style-name="Tabella1.A1" table:number-columns-spanned="5" office:value-type="string">
            <text:p text:style-name="Table_20_Contents">linkedin.com/in/giovannicanzi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6" text:outline-level="3">Date of birth</text:h>
          </table:table-cell>
          <table:table-cell table:style-name="Tabella1.A1" table:number-columns-spanned="5" office:value-type="string">
            <text:p text:style-name="P10">September 2nd, 1978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table:number-columns-spanned="6" office:value-type="string">
            <text:h text:style-name="Heading_20_2" text:outline-level="2">+ EXPERIENCE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6" text:outline-level="3"><text:span text:style-name="T17">Senior Software Developer Frontend</text:span><text:line-break/><text:span text:style-name="T16">at </text:span><text:span text:style-name="T18">CHECK24 Vergleichsportal</text:span></text:h>
            <text:h text:style-name="P26" text:outline-level="3"><text:span text:style-name="T12">Munich - DE</text:span><text:span text:style-name="T18"><text:line-break/></text:span><text:span text:style-name="T2">Oct 2019 – Now</text:span><text:span text:style-name="T18"> </text:span></text:h>
            <text:p text:style-name="P17"><text:span text:style-name="T18"/></text:p>
          </table:table-cell>
          <table:table-cell table:style-name="Tabella1.A1" table:number-columns-spanned="5" office:value-type="string">
            <text:p text:style-name="P12">Software Development in React and Java based stack.</text:p>
            <text:p text:style-name="P12"><text:span text:style-name="T36">Test Driven Development.</text:span></text:p>
            <text:p text:style-name="P12">Project leading in Agile workflow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6" text:outline-level="3"><text:span text:style-name="T17"><text:s/>Software Developer Frontend</text:span><text:line-break/><text:span text:style-name="T16">at </text:span><text:span text:style-name="T18">CHECK24 Vergleichsportal</text:span></text:h>
            <text:h text:style-name="P26" text:outline-level="3"><text:span text:style-name="T12">Munich - DE</text:span><text:span text:style-name="T18"><text:line-break/></text:span><text:span text:style-name="T2">Apr 2018 – Sept 2019</text:span></text:h>
            <text:p text:style-name="P17"><text:span text:style-name="T2"/></text:p>
          </table:table-cell>
          <table:table-cell table:style-name="Tabella1.A1" table:number-columns-spanned="5" office:value-type="string">
            <text:p text:style-name="P12">Software Development in React and Java based stack.</text:p>
            <text:p text:style-name="P12"><text:span text:style-name="T36">Test Driven Development.</text:span></text:p>
            <text:p text:style-name="P12">PHP projects development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6" text:outline-level="3"><text:span text:style-name="T19">Full Stack Web Developer</text:span><text:line-break/><text:span text:style-name="T16">at </text:span><text:span text:style-name="T18">Bilandia/Open Publishing GmbH</text:span></text:h>
            <text:h text:style-name="P26" text:outline-level="3"><text:span text:style-name="T12">Munich - DE</text:span><text:span text:style-name="T18"><text:line-break/></text:span><text:span text:style-name="T3">Mar 2015 – Mar 2018</text:span></text:h>
          </table:table-cell>
          <table:table-cell table:style-name="Tabella1.A1" table:number-columns-spanned="5" office:value-type="string">
            <text:p text:style-name="P4"><text:span text:style-name="T23">Wireframing and prototyping </text:span></text:p>
            <text:p text:style-name="P4"><text:span text:style-name="T23">UX analysis </text:span></text:p>
            <text:p text:style-name="P4"><text:span text:style-name="T23">Cross-browser and cross-device testing and debugging </text:span></text:p>
            <text:p text:style-name="P4">Digital products for online marketing campaigns </text:p>
            <text:p text:style-name="P4">Facebook chatbot for Blanvalet Verlag <text:span text:style-name="T22">(</text:span>Python bot running on LAMP stack<text:span text:style-name="T22">)</text:span></text:p>
            <text:p text:style-name="P4">Full Stack Drupal projects: <text:line-break/> Mein Kamishibai (<text:a xlink:type="simple" xlink:href="http://www.mein-kamishibai.de/" text:style-name="Internet_20_link" text:visited-style-name="Visited_20_Internet_20_Link">www.mein-kamishibai.de</text:a>) - Don Bosco Medien GmbH<text:line-break/> one.line – <text:span text:style-name="T22">digital magazine for Unicredit Bank AG (not accessible)</text:span></text:p>
            <text:p text:style-name="P4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6" text:outline-level="3"><text:span text:style-name="T19">Usability Designer and Frontend Developer</text:span><text:line-break/><text:span text:style-name="T16">at </text:span><text:span text:style-name="T18">GRIN Verlag GmbH</text:span></text:h>
            <text:h text:style-name="P26" text:outline-level="3"><text:span text:style-name="T12">Munich - DE</text:span><text:span text:style-name="T3"><text:line-break/></text:span><text:span text:style-name="T4">Aug 2012 – Feb 2015</text:span></text:h>
          </table:table-cell>
          <table:table-cell table:style-name="Tabella1.A1" table:number-columns-spanned="5" office:value-type="string">
            <text:p text:style-name="P3">Usability improvement</text:p>
            <text:p text:style-name="P3">UX analysis</text:p>
            <text:p text:style-name="P2">Product development</text:p>
            <text:p text:style-name="P2">Usability testing sessions with real users on internal projects</text:p>
            <text:p text:style-name="P2">Wireframing and prototyping</text:p>
            <text:p text:style-name="P2">Front-End development (HMTL5/CSS3/Javascript)</text:p>
            <text:p text:style-name="P2"><text:soft-page-break/>Cross-browser and cross-device testing and debugging</text:p>
            <text:p text:style-name="P2">Internal collaboration with bilandia GmbH: Grin Solutions customers' projects maintainance, social-media marketing products development (facebook tabs and games)</text:p>
            <text:p text:style-name="P2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6" text:outline-level="3"><text:span text:style-name="T20">Frontend developer consultant</text:span><text:line-break/><text:span text:style-name="T16">at </text:span><text:span text:style-name="T18">Promuovitalia S.p.A.</text:span></text:h>
            <text:h text:style-name="P26" text:outline-level="3"><text:span text:style-name="T12">Rome - IT</text:span><text:span text:style-name="T3"><text:line-break/></text:span><text:span text:style-name="T5">Jun 2010 – Jul 2012</text:span></text:h>
          </table:table-cell>
          <table:table-cell table:style-name="Tabella1.A1" table:number-columns-spanned="5" office:value-type="string">
            <text:p text:style-name="P5">PSD slicing and coding for native CMS themes</text:p>
            <text:p text:style-name="P5">Drupal Intranet portals</text:p>
            <text:p text:style-name="P5">Cross-browser and cross-device testing and debugging</text:p>
            <text:p text:style-name="P5">Accessibility validation</text:p>
            <text:p text:style-name="P5">UX design and Front-End development for web application based on</text:p>
            <text:p text:style-name="P5">PHP/MySQL/PostgreSQL.</text:p>
            <text:p text:style-name="P5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7" text:outline-level="3"><text:span text:style-name="T17">Web Designer – XHTML Specialist<text:line-break/></text:span><text:span text:style-name="T11">at </text:span><text:span text:style-name="T17">ITJ Consulting</text:span></text:h>
            <text:h text:style-name="P26" text:outline-level="3"><text:span text:style-name="T12">Rome - IT</text:span><text:span text:style-name="T3"><text:line-break/></text:span><text:span text:style-name="T6">Jun 2008 – Sept 2010</text:span></text:h>
          </table:table-cell>
          <table:table-cell table:style-name="Tabella1.A1" table:number-columns-spanned="5" office:value-type="string">
            <text:p text:style-name="P6">PSD slicing and coding for native CMS themes</text:p>
            <text:p text:style-name="P6">Joomla Portals</text:p>
            <text:p text:style-name="P6">Cross-browser and cross-device testing and debugging</text:p>
            <text:p text:style-name="P6">Accessibility validation</text:p>
            <text:p text:style-name="P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28" text:outline-level="3"><text:span text:style-name="T21">XHTML/CSS/Actionscript Developer<text:line-break/></text:span><text:span text:style-name="T13">at </text:span><text:span text:style-name="T21">Università Telematica Guglielmo Marconi</text:span></text:h>
            <text:h text:style-name="P28" text:outline-level="3"><text:span text:style-name="T11">Rome - IT</text:span><text:span text:style-name="T6"><text:line-break/></text:span><text:span text:style-name="T7">Sept 2006 – Jun 2008</text:span></text:h>
            <text:p text:style-name="P18"><text:span text:style-name="T7"/></text:p>
          </table:table-cell>
          <table:table-cell table:style-name="Tabella1.A1" table:number-columns-spanned="5" office:value-type="string">
            <text:p text:style-name="P6"><text:s/>Actionscript development for online tests and exams with SCORM tracing</text:p>
            <text:p text:style-name="P6">Front-End development for intranet and internet portals</text:p>
            <text:p text:style-name="P6">Usability and accessibility testing and validatio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1" text:outline-level="3"><text:span text:style-name="T21">F</text:span><text:span text:style-name="T17">reelance Web Designer/Developer</text:span></text:h>
            <text:h text:style-name="P29" text:outline-level="3"><text:span text:style-name="T11">Rome - IT</text:span><text:span text:style-name="T6"><text:line-break/></text:span><text:span text:style-name="T8">Jan 2005</text:span><text:span text:style-name="T7"> – </text:span><text:span text:style-name="T8">Sept 2006</text:span></text:h>
            <text:p text:style-name="P19"><text:span text:style-name="T8"/></text:p>
          </table:table-cell>
          <table:table-cell table:style-name="Tabella1.A1" table:number-columns-spanned="5" office:value-type="string">
            <text:p text:style-name="P13">Customer/Project based <text:span text:style-name="T24">Fronend development, wireframing and usability testing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table:number-columns-spanned="6" office:value-type="string">
            <text:h text:style-name="Heading_20_2" text:outline-level="2">+ EDUCATION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2" text:outline-level="3"><text:span text:style-name="T17">Istituto Europeo di Design (IED)</text:span></text:h>
            <text:h text:style-name="P30" text:outline-level="3"><text:span text:style-name="T11">Rome - IT</text:span><text:span text:style-name="T6"><text:line-break/></text:span><text:span text:style-name="T9">2005</text:span></text:h>
            <text:p text:style-name="P15"><text:span text:style-name="T9"/></text:p>
          </table:table-cell>
          <table:table-cell table:style-name="Tabella1.A1" table:number-columns-spanned="5" office:value-type="string">
            <text:h text:style-name="P20" text:outline-level="4">Master – Advanced Study Program: Web Design and Strategy</text:h>
            <text:p text:style-name="P7"><text:span text:style-name="T25">Final Project: </text:span><text:a xlink:type="simple" xlink:href="http://www.sabinamater.it/" text:style-name="Internet_20_link" text:visited-style-name="Visited_20_Internet_20_Link"><text:span text:style-name="T25">www.sabinamater.it</text:span></text:a><text:span text:style-name="T25"> </text:span><text:span text:style-name="T28">(now offline)</text:span><text:span text:style-name="T25"><text:line-break/></text:span><text:span text:style-name="T28">Tourism oriented web portal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3" text:outline-level="3"><text:span text:style-name="T17">I</text:span><text:span text:style-name="T31">university of Rome<text:line-break/>“La Sapienza”</text:span></text:h>
            <text:h text:style-name="P34" text:outline-level="3"><text:span text:style-name="T29">Rome – IT<text:line-break/></text:span><text:span text:style-name="T10">2004</text:span></text:h>
            <text:h text:style-name="P34" text:outline-level="3"><text:span text:style-name="T10"/></text:h>
            <text:h text:style-name="P34" text:outline-level="3"><text:span text:style-name="T10"/></text:h>
            <text:h text:style-name="P34" text:outline-level="3"><text:soft-page-break/><text:span text:style-name="T6"><text:line-break/></text:span></text:h>
          </table:table-cell>
          <table:table-cell table:style-name="Tabella1.A1" table:number-columns-spanned="5" office:value-type="string">
            <text:h text:style-name="P21" text:outline-level="4">Sociology Degree</text:h>
            <text:p text:style-name="P8">Specialization: <text:span text:style-name="T11">Communication and Mass Media</text:span></text:p>
            <text:p text:style-name="P9">Final Paper in Criminology about Cyberterrorism (100/110)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table:number-columns-spanned="6" office:value-type="string">
            <text:h text:style-name="Heading_20_2" text:outline-level="2">+ LANGUAGES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Mother tongue</text:h>
          </table:table-cell>
          <table:table-cell table:style-name="Tabella1.A1" table:number-columns-spanned="5" office:value-type="string">
            <text:h text:style-name="P22" text:outline-level="4">Italian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Foreign languages</text:h>
          </table:table-cell>
          <table:table-cell table:style-name="Tabella1.A1" table:number-columns-spanned="5" office:value-type="string">
            <text:h text:style-name="Heading_20_4" text:outline-level="4"><text:span text:style-name="T32">English</text:span><text:span text:style-name="T30"> – Full professional proficiency</text:span></text:h>
            <text:h text:style-name="P23" text:outline-level="4"><text:span text:style-name="T32">German</text:span><text:span text:style-name="T30"> – Good professional proficiency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table:number-columns-spanned="6" office:value-type="string">
            <text:h text:style-name="Heading_20_2" text:outline-level="2">+ <text:span text:style-name="T34">MAIN TECHNICAL TOOLS AND SKILLS</text:span></text:h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Heading_20_3" text:outline-level="3">Operating systems</text:h>
          </table:table-cell>
          <table:table-cell table:style-name="Tabella1.A1" table:number-columns-spanned="5" office:value-type="string">
            <text:h text:style-name="Heading_20_4" text:outline-level="4">Linux, <text:span text:style-name="T32">Mac, Windows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5" text:outline-level="3">Languages/Libraries</text:h>
          </table:table-cell>
          <table:table-cell table:style-name="Tabella1.A1" table:number-columns-spanned="5" office:value-type="string">
            <text:h text:style-name="P24" text:outline-level="4">HTML5, CSS3, Javascript, React, Java, Python, Drupal, Wordpress, <text:line-break/><text:span text:style-name="T37">PHP/</text:span><text:span text:style-name="T33">MySQL</text:span>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5" text:outline-level="3">Main Tools</text:h>
          </table:table-cell>
          <table:table-cell table:style-name="Tabella1.A1" table:number-columns-spanned="5" office:value-type="string">
            <text:h text:style-name="P24" text:outline-level="4">Git, Vim, Bash, Intellij, Visual Studio Code</text:h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la1.A1" office:value-type="string">
            <text:h text:style-name="P35" text:outline-level="3">Workflow</text:h>
          </table:table-cell>
          <table:table-cell table:style-name="Tabella1.A1" table:number-columns-spanned="5" office:value-type="string">
            <text:h text:style-name="P24" text:outline-level="4">Agile: SCRUM/Kanban</text:h>
            <text:p text:style-name="P16"><text:span text:style-name="T26"/>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ext:p text:style-name="P38">Updated January 20th, 202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Source Sans Pro" svg:font-family="'Source Sans Pro', Helvetica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Droid Sans Mono" svg:font-family="'Droid Sans Mono'" style:font-adornments="Normal" style:font-family-generic="modern" style:font-pitch="variable"/>
    <style:font-face style:name="Times New Roman" svg:font-family="'Times New Roman'" style:font-family-generic="roman" style:font-pitch="variable"/>
    <style:font-face style:name="DejaVu Sans1" svg:font-family="'DejaVu Sans'" style:font-adornments="Bold" style:font-family-generic="swiss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Droid Sans" svg:font-family="'Droid Sans'" style:font-adornments="Norm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zxx" fo:country="none" style:letter-kerning="true" style:font-name-asian="SimSun" style:font-size-asian="10.5pt" style:language-asian="zxx" style:country-asian="none" style:font-name-complex="Mangal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6cm" loext:contextual-spacing="false" fo:line-height="135%" fo:text-align="justify" style:justify-single-word="false"/>
      <style:text-properties style:font-name="DejaVu Sans" fo:font-family="'DejaVu Sans'" style:font-style-name="Book" style:font-family-generic="swiss" style:font-pitch="variable" fo:font-size="84%" style:font-size-asian="10.5pt"/>
    </style:style>
    <style:style style:name="Heading" style:family="paragraph" style:parent-style-name="Standard" style:next-style-name="Text_20_body" style:auto-update="true" style:class="text" style:master-page-name="">
      <loext:graphic-properties draw:fill="none" draw:fill-color="#cfe7f5"/>
      <style:paragraph-properties fo:margin-top="0cm" fo:margin-bottom="0.203cm" loext:contextual-spacing="false" fo:line-height="100%" fo:text-align="start" style:justify-single-word="false" style:page-number="auto" fo:background-color="transparent" fo:padding="0cm" fo:border="none" style:shadow="none" fo:keep-with-next="always" style:join-border="true"/>
      <style:text-properties style:font-name="DejaVu Sans1" fo:font-family="'DejaVu Sans'" style:font-style-name="Bold" style:font-family-generic="swiss" style:font-pitch="variable" fo:font-size="28pt" fo:font-weight="bold" style:font-name-asian="Microsoft YaHei" style:font-family-asian="'Microsoft YaHei'" style:font-family-generic-asian="system" style:font-pitch-asian="variable" style:font-size-asian="28pt" style:font-name-complex="Mangal" style:font-family-complex="Mangal" style:font-family-generic-complex="system" style:font-pitch-complex="variable" style:font-size-complex="28pt"/>
    </style:style>
    <style:style style:name="Text_20_body" style:display-name="Text body" style:family="paragraph" style:parent-style-name="Standard" style:auto-update="true" style:class="text">
      <style:paragraph-properties fo:margin-top="0cm" fo:margin-bottom="0.349cm" loext:contextual-spacing="false" fo:line-height="135%" fo:text-align="justify" style:justify-single-word="false" style:shadow="none"/>
      <style:text-properties style:font-name="Droid Sans" fo:font-family="'Droid Sans'" style:font-style-name="Normal" style:font-family-generic="swiss" style:font-pitch="variable" fo:font-size="10.0500001907349p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auto-update="true" style:default-outline-level="1" style:class="text" style:master-page-name="">
      <loext:graphic-properties draw:fill="none" draw:fill-color="#cfe7f5"/>
      <style:paragraph-properties fo:margin-left="0.203cm" fo:margin-right="0.203cm" fo:margin-top="0cm" fo:margin-bottom="0.203cm" loext:contextual-spacing="false" fo:text-align="start" style:justify-single-word="false" fo:text-indent="0cm" style:auto-text-indent="false" style:page-number="auto" fo:background-color="transparent" fo:padding="0cm" fo:border="none" style:shadow="none" style:join-border="false"/>
      <style:text-properties fo:color="#666666" style:font-name="DejaVu Sans Light" fo:font-family="'DejaVu Sans Light'" style:font-style-name="ExtraLight" style:font-family-generic="swiss" style:font-pitch="variable" fo:font-size="4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none" draw:fill-color="#cfe7f5"/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style:page-number="auto" fo:background-color="transparent" fo:padding="0.127cm" fo:border-left="none" fo:border-right="none" fo:border-top="none" fo:border-bottom="0.06pt solid #000000" style:shadow="none" style:join-border="false">
        <style:tab-stops/>
      </style:paragraph-properties>
      <style:text-properties fo:color="#4c4c4c" fo:font-size="10pt" fo:font-style="normal" fo:font-weight="normal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auto-update="true" style:default-outline-level="3" style:class="text">
      <loext:graphic-properties draw:fill="none" draw:fill-color="#cfe7f5"/>
      <style:paragraph-properties fo:margin-left="0.127cm" fo:margin-right="0.127cm" fo:margin-top="0.127cm" fo:margin-bottom="0.127cm" loext:contextual-spacing="false" fo:text-align="end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color="#b3b3b3" fo:font-size="10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auto-update="true" style:default-outline-level="4" style:class="text">
      <loext:graphic-properties draw:fill="none" draw:fill-color="#cfe7f5"/>
      <style:paragraph-properties fo:margin-left="0.127cm" fo:margin-right="0.127cm" fo:margin-top="0.127cm" fo:margin-bottom="0.127cm" loext:contextual-spacing="false" fo:text-align="justify" style:justify-single-word="false" fo:text-indent="0cm" style:auto-text-indent="false" fo:background-color="transparent" fo:padding="0cm" fo:border="none" style:shadow="none" style:join-border="false">
        <style:tab-stops/>
      </style:paragraph-properties>
      <style:text-properties fo:font-size="9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auto-update="true" style:default-outline-level="5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auto-update="true" style:default-outline-level="6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auto-update="true" style:default-outline-level="7" style:class="text">
      <loext:graphic-properties draw:fill="none" draw:fill-color="#cfe7f5"/>
      <style:paragraph-properties fo:text-align="justify" style:justify-single-word="false" fo:background-color="transparent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auto-update="true" style:default-outline-level="8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auto-update="true" style:default-outline-level="9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auto-update="true" style:default-outline-level="10" style:class="text">
      <style:paragraph-properties fo:text-align="justify" style:justify-single-word="false" fo:padding="0cm" fo:border="none" style:shadow="none" style:join-border="false"/>
      <style:text-properties fo:font-size="63%" style:text-underline-style="solid" style:text-underline-width="auto" style:text-underline-color="font-color" fo:font-weight="150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Text_20_body" style:auto-update="true" style:class="html" style:master-page-name="">
      <style:paragraph-properties fo:margin-top="0cm" fo:margin-bottom="0cm" loext:contextual-spacing="false" style:page-number="auto" fo:padding="0.049cm" fo:border="0.06pt solid #000000" style:shadow="none">
        <style:tab-stops/>
      </style:paragraph-properties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llustration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fo:margin-left="0.127cm" fo:margin-right="0.127cm" fo:margin-top="0.127cm" fo:margin-bottom="0.127cm" loext:contextual-spacing="false" fo:line-height="100%" fo:text-align="start" style:justify-single-word="false" fo:text-indent="0cm" style:auto-text-indent="false" style:shadow="none" text:number-lines="false" text:line-number="0"/>
      <style:text-properties fo:font-size="9pt" style:font-size-asian="10.5pt"/>
    </style:style>
    <style:style style:name="Table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Droid Sans Mono" fo:font-family="'Droid Sans Mono'" style:font-style-name="Normal" style:font-family-generic="modern" style:font-pitch="variable" fo:font-size="10pt" style:font-name-asian="NSimSun" style:font-family-asian="NSimSun" style:font-family-generic-asian="modern" style:font-pitch-asian="fixed" style:font-size-asian="10.5pt" style:font-name-complex="Courier New" style:font-family-complex="'Courier New'" style:font-family-generic-complex="modern" style:font-pitch-complex="fixe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 style:auto-update="true">
      <style:graphic-properties text:anchor-type="paragraph" svg:x="0cm" svg:y="0cm" fo:margin-left="0cm" fo:margin-right="0cm" fo:margin-top="0cm" fo:margin-bottom="0cm" style:run-through="background" style:wrap="run-through" style:number-wrapped-paragraphs="no-limit" style:vertical-pos="top" style:vertical-rel="paragraph" style:horizontal-pos="center" style:horizontal-rel="paragraph" fo:background-color="transparent" draw:fill="none" draw:fill-color="#cfe7f5" fo:padding="0cm" fo:border="none" style:shadow="none" draw:shadow-opacity="100%">
        <style:columns fo:column-count="1" fo:column-gap="0cm"/>
      </style:graphic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2" style:display-name="List 2">
      <text:list-level-style-bullet text:level="1" text:style-name="Numbering_20_Symbols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Droid Sans'" style:font-style-name="Regular" style:font-family-generic="swiss"/>
      </text:list-level-style-bullet>
      <text:list-level-style-bullet text:level="2" text:style-name="Numbering_20_Symbols" text:bullet-char="-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'Droid Sans'" style:font-style-name="Regular" style:font-family-generic="swiss"/>
      </text:list-level-style-bullet>
      <text:list-level-style-bullet text:level="3" text:style-name="Numbering_20_Symbols" text:bullet-char="-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Droid Sans'" style:font-style-name="Regular" style:font-family-generic="swiss"/>
      </text:list-level-style-bullet>
      <text:list-level-style-bullet text:level="4" text:style-name="Numbering_20_Symbols" text:bullet-char="-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Droid Sans'" style:font-style-name="Regular" style:font-family-generic="swiss"/>
      </text:list-level-style-bullet>
      <text:list-level-style-bullet text:level="5" text:style-name="Numbering_20_Symbols" text:bullet-char="-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Droid Sans'" style:font-style-name="Regular" style:font-family-generic="swiss"/>
      </text:list-level-style-bullet>
      <text:list-level-style-bullet text:level="6" text:style-name="Numbering_20_Symbols" text:bullet-char="-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'Droid Sans'" style:font-style-name="Regular" style:font-family-generic="swiss"/>
      </text:list-level-style-bullet>
      <text:list-level-style-bullet text:level="7" text:style-name="Numbering_20_Symbols" text:bullet-char="-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'Droid Sans'" style:font-style-name="Regular" style:font-family-generic="swiss"/>
      </text:list-level-style-bullet>
      <text:list-level-style-bullet text:level="8" text:style-name="Numbering_20_Symbols" text:bullet-char="-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'Droid Sans'" style:font-style-name="Regular" style:font-family-generic="swiss"/>
      </text:list-level-style-bullet>
      <text:list-level-style-bullet text:level="9" text:style-name="Numbering_20_Symbols" text:bullet-char="-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Droid Sans'" style:font-style-name="Regular" style:font-family-generic="swiss"/>
      </text:list-level-style-bullet>
      <text:list-level-style-bullet text:level="10" text:style-name="Numbering_20_Symbols" text:bullet-char="-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Droid Sans'" style:font-style-name="Regular" style:font-family-generic="swiss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language="it" fo:country="IT" officeooo:rsid="00300918"/>
    </style:style>
    <style:page-layout style:name="Mpm1">
      <style:page-layout-properties fo:page-width="21.006cm" fo:page-height="29.693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Giovanni Canzio</text:span>'<text:span text:style-name="MT1">s</text:span> curriculum vitae – Page <text:page-number text:select-page="current">3</text:page-number><text:s/>of <text:page-count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20T23:19:56.311000000</meta:creation-date>
    <meta:editing-duration>PT1H20S</meta:editing-duration>
    <meta:editing-cycles>39</meta:editing-cycles>
    <meta:generator>LibreOffice/6.0.4.2$Windows_X86_64 LibreOffice_project/9b0d9b32d5dcda91d2f1a96dc04c645c450872bf</meta:generator>
    <dc:title>Normal</dc:title>
    <dc:date>2020-01-21T00:25:15.374000000</dc:date>
    <meta:print-date>2020-01-21T00:23:53.989000000</meta:print-date>
    <meta:document-statistic meta:table-count="1" meta:image-count="3" meta:object-count="0" meta:page-count="3" meta:paragraph-count="94" meta:word-count="462" meta:character-count="3448" meta:non-whitespace-character-count="3051"/>
  </office:meta>
</office:document-meta>
</file>